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Calibri" officeooo:rsid="00052df4" officeooo:paragraph-rsid="00052df4"/>
    </style:style>
    <style:style style:name="P2" style:family="paragraph" style:parent-style-name="Text_20_body">
      <style:text-properties officeooo:rsid="00041abe" officeooo:paragraph-rsid="00041abe"/>
    </style:style>
    <style:style style:name="P3" style:family="paragraph" style:parent-style-name="Heading">
      <style:text-properties style:font-name="Liberation Sans" fo:font-size="28pt" fo:font-weight="bold" officeooo:rsid="005570ca" officeooo:paragraph-rsid="005570ca" style:font-name-asian="Microsoft YaHei" style:font-size-asian="28pt" style:font-weight-asian="bold" style:font-name-complex="Arial1" style:font-size-complex="28pt" style:font-weight-complex="bold"/>
    </style:style>
    <style:style style:name="P4" style:family="paragraph" style:parent-style-name="Code">
      <style:text-properties fo:font-size="10pt" style:font-size-asian="10pt" style:font-size-complex="10pt"/>
    </style:style>
    <style:style style:name="P5" style:family="paragraph" style:parent-style-name="Code">
      <style:text-properties fo:font-size="10pt" officeooo:paragraph-rsid="00697b80" style:font-size-asian="10pt" style:font-size-complex="10pt"/>
    </style:style>
    <style:style style:name="P6" style:family="paragraph" style:parent-style-name="Code">
      <style:text-properties style:font-name="Liberation Mono" fo:font-size="10pt" style:font-size-asian="10pt" style:font-size-complex="10pt"/>
    </style:style>
    <style:style style:name="P7" style:family="paragraph" style:parent-style-name="Code">
      <style:text-properties style:font-name="Liberation Mono" fo:font-size="10pt" officeooo:rsid="0058f711" officeooo:paragraph-rsid="0066aa04" style:font-size-asian="10pt" style:font-size-complex="10pt"/>
    </style:style>
    <style:style style:name="P8" style:family="paragraph" style:parent-style-name="Code">
      <style:text-properties officeooo:paragraph-rsid="00697b80"/>
    </style:style>
    <style:style style:name="P9" style:family="paragraph" style:parent-style-name="Code">
      <style:text-properties officeooo:paragraph-rsid="00699511"/>
    </style:style>
    <style:style style:name="P10" style:family="paragraph" style:parent-style-name="Code">
      <style:text-properties style:font-name="Calibri" fo:font-size="12pt" officeooo:rsid="008bf108" officeooo:paragraph-rsid="008bf108" style:font-size-asian="12pt" style:font-size-complex="12pt"/>
    </style:style>
    <style:style style:name="P11" style:family="paragraph" style:parent-style-name="Tekstiä">
      <style:text-properties officeooo:rsid="005d31f3" officeooo:paragraph-rsid="005d31f3"/>
    </style:style>
    <style:style style:name="P12" style:family="paragraph" style:parent-style-name="Tekstiä">
      <style:text-properties style:font-name="Liberation Mono" fo:font-size="10pt" officeooo:paragraph-rsid="00697b80" style:font-size-asian="10pt" style:font-size-complex="10pt"/>
    </style:style>
    <style:style style:name="P13" style:family="paragraph" style:parent-style-name="Tekstiä">
      <style:text-properties officeooo:paragraph-rsid="00697b80"/>
    </style:style>
    <style:style style:name="P14" style:family="paragraph" style:parent-style-name="Tekstiä">
      <style:text-properties style:font-name="Calibri" officeooo:rsid="00607237" officeooo:paragraph-rsid="00607237"/>
    </style:style>
    <style:style style:name="P15" style:family="paragraph" style:parent-style-name="Tekstiä">
      <style:text-properties style:font-name="Calibri" officeooo:rsid="0058f711" officeooo:paragraph-rsid="005d31f3"/>
    </style:style>
    <style:style style:name="P16" style:family="paragraph" style:parent-style-name="Tekstiä">
      <style:text-properties officeooo:paragraph-rsid="0076eee2"/>
    </style:style>
    <style:style style:name="P17" style:family="paragraph" style:parent-style-name="Code">
      <style:paragraph-properties fo:break-before="page"/>
      <style:text-properties officeooo:paragraph-rsid="0066aa04"/>
    </style:style>
    <style:style style:name="P18" style:family="paragraph">
      <style:paragraph-properties fo:margin-left="0cm" fo:margin-right="0cm" fo:margin-top="0cm" fo:margin-bottom="0cm" fo:line-height="100%" fo:text-indent="0cm" style:writing-mode="lr-tb"/>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2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2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2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style:font-name="Calibri"/>
    </style:style>
    <style:style style:name="T2" style:family="text">
      <style:text-properties style:font-name="Calibri" officeooo:rsid="005729e4"/>
    </style:style>
    <style:style style:name="T3" style:family="text">
      <style:text-properties style:font-name="Calibri" officeooo:rsid="0058eee9"/>
    </style:style>
    <style:style style:name="T4" style:family="text">
      <style:text-properties style:font-name="Calibri" officeooo:rsid="0058f711"/>
    </style:style>
    <style:style style:name="T5" style:family="text">
      <style:text-properties style:font-name="Calibri" officeooo:rsid="005a137b"/>
    </style:style>
    <style:style style:name="T6" style:family="text">
      <style:text-properties style:font-name="Calibri" officeooo:rsid="005b8c18"/>
    </style:style>
    <style:style style:name="T7" style:family="text">
      <style:text-properties style:font-name="Calibri" officeooo:rsid="0077c147"/>
    </style:style>
    <style:style style:name="T8" style:family="text">
      <style:text-properties style:font-name="Calibri" officeooo:rsid="0076eee2"/>
    </style:style>
    <style:style style:name="T9" style:family="text">
      <style:text-properties style:font-name="Calibri" officeooo:rsid="00796c1d"/>
    </style:style>
    <style:style style:name="T10" style:family="text">
      <style:text-properties style:font-name="Calibri" officeooo:rsid="007a3cb3"/>
    </style:style>
    <style:style style:name="T11" style:family="text">
      <style:text-properties style:font-name="Calibri" officeooo:rsid="007bd34c"/>
    </style:style>
    <style:style style:name="T12" style:family="text">
      <style:text-properties style:font-name="Calibri" officeooo:rsid="007cd7c2"/>
    </style:style>
    <style:style style:name="T13" style:family="text">
      <style:text-properties style:font-name="Calibri" officeooo:rsid="007f9592"/>
    </style:style>
    <style:style style:name="T14" style:family="text">
      <style:text-properties style:font-name="Calibri" officeooo:rsid="00811696"/>
    </style:style>
    <style:style style:name="T15" style:family="text">
      <style:text-properties style:font-name="Calibri" officeooo:rsid="0081694b"/>
    </style:style>
    <style:style style:name="T16" style:family="text">
      <style:text-properties style:font-name="Calibri" officeooo:rsid="0082bf72"/>
    </style:style>
    <style:style style:name="T17" style:family="text">
      <style:text-properties style:font-name="Calibri" officeooo:rsid="00840c5d"/>
    </style:style>
    <style:style style:name="T18" style:family="text">
      <style:text-properties style:font-name="Calibri" officeooo:rsid="00853a3a"/>
    </style:style>
    <style:style style:name="T19" style:family="text">
      <style:text-properties style:font-name="Calibri" officeooo:rsid="00877190"/>
    </style:style>
    <style:style style:name="T20" style:family="text">
      <style:text-properties style:font-name="Calibri" officeooo:rsid="00887ae0"/>
    </style:style>
    <style:style style:name="T21" style:family="text">
      <style:text-properties style:font-name="Liberation Mono" fo:font-size="10pt" officeooo:rsid="00699511" style:font-name-asian="NSimSun1" style:font-size-asian="10pt" style:font-name-complex="Liberation Mono" style:font-size-complex="10pt"/>
    </style:style>
    <style:style style:name="T22" style:family="text">
      <style:text-properties style:font-name="Liberation Mono" fo:font-size="10pt" officeooo:rsid="006b8940" style:font-name-asian="NSimSun1" style:font-size-asian="10pt" style:font-name-complex="Liberation Mono" style:font-size-complex="10pt"/>
    </style:style>
    <style:style style:name="T23" style:family="text">
      <style:text-properties style:font-name="Liberation Mono" fo:font-size="10pt" officeooo:rsid="006f86ac" style:font-name-asian="NSimSun1" style:font-size-asian="10pt" style:font-name-complex="Liberation Mono" style:font-size-complex="10pt"/>
    </style:style>
    <style:style style:name="T24" style:family="text">
      <style:text-properties style:font-name="Liberation Mono" fo:font-size="10pt" officeooo:rsid="006df16e" style:font-name-asian="NSimSun1" style:font-size-asian="10pt" style:font-name-complex="Liberation Mono" style:font-size-complex="10pt"/>
    </style:style>
    <style:style style:name="T25" style:family="text">
      <style:text-properties style:font-name="Liberation Mono" fo:font-size="10pt" officeooo:rsid="006f198b" style:font-name-asian="NSimSun1" style:font-size-asian="10pt" style:font-name-complex="Liberation Mono" style:font-size-complex="10pt"/>
    </style:style>
    <style:style style:name="T26" style:family="text">
      <style:text-properties style:font-name="Liberation Mono" fo:font-size="10pt" officeooo:rsid="0070f50e" style:font-name-asian="NSimSun1" style:font-size-asian="10pt" style:font-name-complex="Liberation Mono" style:font-size-complex="10pt"/>
    </style:style>
    <style:style style:name="T27" style:family="text">
      <style:text-properties style:font-name="Liberation Mono" fo:font-size="10pt" officeooo:rsid="0070fd67" style:font-name-asian="NSimSun1" style:font-size-asian="10pt" style:font-name-complex="Liberation Mono" style:font-size-complex="10pt"/>
    </style:style>
    <style:style style:name="T28" style:family="text">
      <style:text-properties style:font-name="Liberation Mono" fo:font-size="10pt" officeooo:rsid="0072a63a" style:font-name-asian="NSimSun1" style:font-size-asian="10pt" style:font-name-complex="Liberation Mono" style:font-size-complex="10pt"/>
    </style:style>
    <style:style style:name="T29" style:family="text">
      <style:text-properties style:font-name="Liberation Mono" fo:font-size="10pt" officeooo:rsid="008ec760" style:font-name-asian="NSimSun1" style:font-size-asian="10pt" style:font-name-complex="Liberation Mono" style:font-size-complex="10pt"/>
    </style:style>
    <style:style style:name="T30" style:family="text">
      <style:text-properties style:font-name="Liberation Mono" fo:font-size="10pt" officeooo:rsid="008f0f4b" style:font-name-asian="NSimSun1" style:font-size-asian="10pt" style:font-name-complex="Liberation Mono" style:font-size-complex="10pt"/>
    </style:style>
    <style:style style:name="T31" style:family="text">
      <style:text-properties style:font-name="Liberation Mono" fo:font-size="10pt" style:font-size-asian="10pt" style:font-size-complex="10pt"/>
    </style:style>
    <style:style style:name="T32" style:family="text">
      <style:text-properties style:font-name="Liberation Mono" fo:font-size="10pt" officeooo:rsid="0058f711" style:font-size-asian="10pt" style:font-size-complex="10pt"/>
    </style:style>
    <style:style style:name="T33" style:family="text">
      <style:text-properties style:font-name="Liberation Mono" fo:font-size="10pt" officeooo:rsid="00607237" style:font-size-asian="10pt" style:font-size-complex="10pt"/>
    </style:style>
    <style:style style:name="T34" style:family="text">
      <style:text-properties style:font-name="Liberation Mono" fo:font-size="10pt" officeooo:rsid="00699511" style:font-size-asian="10pt" style:font-size-complex="10pt"/>
    </style:style>
    <style:style style:name="T35" style:family="text">
      <style:text-properties style:font-name="Liberation Mono" fo:font-size="10pt" officeooo:rsid="005dcebb" style:font-size-asian="10pt" style:font-size-complex="10pt"/>
    </style:style>
    <style:style style:name="T36" style:family="text">
      <style:text-properties style:font-name="Liberation Mono" fo:font-size="10pt" officeooo:rsid="006410b5" style:font-size-asian="10pt" style:font-size-complex="10pt"/>
    </style:style>
    <style:style style:name="T37" style:family="text">
      <style:text-properties style:font-name="Liberation Mono" fo:font-size="10pt" officeooo:rsid="0064f5af" style:font-size-asian="10pt" style:font-size-complex="10pt"/>
    </style:style>
    <style:style style:name="T38" style:family="text">
      <style:text-properties style:font-name="Liberation Mono" fo:font-size="10pt" officeooo:rsid="005e6993" style:font-size-asian="10pt" style:font-size-complex="10pt"/>
    </style:style>
    <style:style style:name="T39" style:family="text">
      <style:text-properties style:font-name="Liberation Mono" fo:font-size="10pt" officeooo:rsid="005fba59" style:font-size-asian="10pt" style:font-size-complex="10pt"/>
    </style:style>
    <style:style style:name="T40" style:family="text">
      <style:text-properties style:font-name="Liberation Mono" fo:font-size="10pt" officeooo:rsid="006c0e86" style:font-size-asian="10pt" style:font-size-complex="10pt"/>
    </style:style>
    <style:style style:name="T41" style:family="text">
      <style:text-properties style:font-name="Liberation Mono" fo:font-size="10pt" officeooo:rsid="008ec760" style:font-size-asian="10pt" style:font-size-complex="10pt"/>
    </style:style>
    <style:style style:name="T42" style:family="text">
      <style:text-properties style:font-name="Liberation Mono" fo:font-size="10pt" officeooo:rsid="008f0f4b" style:font-size-asian="10pt" style:font-size-complex="10pt"/>
    </style:style>
    <style:style style:name="T43" style:family="text">
      <style:text-properties officeooo:rsid="005dcebb"/>
    </style:style>
    <style:style style:name="T44" style:family="text">
      <style:text-properties officeooo:rsid="005e6993"/>
    </style:style>
    <style:style style:name="T45" style:family="text">
      <style:text-properties officeooo:rsid="005fba59"/>
    </style:style>
    <style:style style:name="T46" style:family="text">
      <style:text-properties officeooo:rsid="00607237"/>
    </style:style>
    <style:style style:name="T47" style:family="text">
      <style:text-properties style:use-window-font-color="true" style:text-outline="false" style:text-line-through-style="none" style:text-line-through-type="none" fo:font-style="normal" fo:text-shadow="none" style:text-underline-style="none" fo:font-weight="normal" officeooo:rsid="00607237" style:letter-kerning="true" style:font-style-asian="normal" style:font-weight-asian="normal" style:text-emphasize="none"/>
    </style:style>
    <style:style style:name="T48" style:family="text">
      <style:text-properties style:use-window-font-color="true" style:text-outline="false" style:text-line-through-style="none" style:text-line-through-type="none" fo:font-style="normal" fo:text-shadow="none" style:text-underline-style="none" fo:font-weight="normal" officeooo:rsid="0061a119" style:letter-kerning="true" style:font-style-asian="normal" style:font-weight-asian="normal" style:text-emphasize="none"/>
    </style:style>
    <style:style style:name="T49" style:family="text">
      <style:text-properties style:use-window-font-color="true" style:text-outline="false" style:text-line-through-style="none" style:text-line-through-type="none" style:font-name="Liberation Mono" fo:font-size="10pt" fo:font-style="normal" fo:text-shadow="none" style:text-underline-style="none" fo:font-weight="normal" officeooo:rsid="00607237" style:letter-kerning="true" style:font-size-asian="10pt" style:font-style-asian="normal" style:font-weight-asian="normal" style:font-size-complex="10pt" style:text-emphasize="none"/>
    </style:style>
    <style:style style:name="T50" style:family="text">
      <style:text-properties style:use-window-font-color="true" style:text-outline="false" style:text-line-through-style="none" style:text-line-through-type="none" style:font-name="Liberation Mono" fo:font-size="10pt" fo:font-style="normal" fo:text-shadow="none" style:text-underline-style="none" fo:font-weight="normal" officeooo:rsid="0061a119" style:letter-kerning="true" style:font-size-asian="10pt" style:font-style-asian="normal" style:font-weight-asian="normal" style:font-size-complex="10pt" style:text-emphasize="none"/>
    </style:style>
    <style:style style:name="T51" style:family="text">
      <style:text-properties style:use-window-font-color="true" style:text-outline="false" style:text-line-through-style="none" style:text-line-through-type="none" style:font-name="Liberation Mono" fo:font-size="10pt" fo:font-style="normal" fo:text-shadow="none" style:text-underline-style="none" fo:font-weight="normal" officeooo:rsid="0070fd67" style:letter-kerning="true" style:font-name-asian="NSimSun1" style:font-size-asian="10pt" style:font-style-asian="normal" style:font-weight-asian="normal" style:font-name-complex="Liberation Mono" style:font-size-complex="10pt" style:text-emphasize="none"/>
    </style:style>
    <style:style style:name="T52" style:family="text">
      <style:text-properties officeooo:rsid="006410b5"/>
    </style:style>
    <style:style style:name="T53" style:family="text">
      <style:text-properties officeooo:rsid="0064f5af"/>
    </style:style>
    <style:style style:name="T54" style:family="text">
      <style:text-properties officeooo:rsid="0058f711"/>
    </style:style>
    <style:style style:name="T55" style:family="text">
      <style:text-properties fo:font-size="10pt" style:font-size-asian="10pt" style:font-size-complex="10pt"/>
    </style:style>
    <style:style style:name="T56" style:family="text">
      <style:text-properties fo:font-size="10pt" officeooo:rsid="00699511" style:font-size-asian="10pt" style:font-size-complex="10pt"/>
    </style:style>
    <style:style style:name="T57" style:family="text">
      <style:text-properties fo:font-size="10pt" officeooo:rsid="005e6993" style:font-size-asian="10pt" style:font-size-complex="10pt"/>
    </style:style>
    <style:style style:name="T58" style:family="text">
      <style:text-properties fo:font-size="10pt" officeooo:rsid="005fba59" style:font-size-asian="10pt" style:font-size-complex="10pt"/>
    </style:style>
    <style:style style:name="T59" style:family="text">
      <style:text-properties fo:font-size="10pt" officeooo:rsid="0072be7b" style:font-size-asian="10pt" style:font-size-complex="10pt"/>
    </style:style>
    <style:style style:name="T60" style:family="text">
      <style:text-properties fo:font-size="10pt" officeooo:rsid="0073998b" style:font-size-asian="10pt" style:font-size-complex="10pt"/>
    </style:style>
    <style:style style:name="T61" style:family="text">
      <style:text-properties fo:font-size="10pt" officeooo:rsid="0075ea60" style:font-size-asian="10pt" style:font-size-complex="10pt"/>
    </style:style>
    <style:style style:name="T62" style:family="text">
      <style:text-properties fo:font-size="10pt" officeooo:rsid="008e39e1" style:font-size-asian="10pt" style:font-size-complex="10pt"/>
    </style:style>
    <style:style style:name="T63" style:family="text">
      <style:text-properties officeooo:rsid="006c0e86"/>
    </style:style>
    <style:style style:name="T64" style:family="text">
      <style:text-properties officeooo:rsid="008a6bd6"/>
    </style:style>
    <style:style style:name="T65" style:family="text">
      <style:text-properties style:font-name="Courier New"/>
    </style:style>
    <style:style style:name="T66" style:family="text">
      <style:text-properties officeooo:rsid="008ec760"/>
    </style:style>
    <style:style style:name="T67" style:family="text">
      <style:text-properties officeooo:rsid="008f0f4b"/>
    </style:style>
    <style:style style:name="T6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3.40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top" draw:auto-grow-height="false" fo:min-height="4.23cm" fo:min-width="2.701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3.085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top" draw:auto-grow-height="false" fo:min-height="0.529cm" fo:min-width="1.598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3465a4" draw:marker-start="" draw:marker-start-width="0.199cm" draw:marker-start-center="false" draw:marker-end="Triangle_20_unfille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48cm" fo:min-width="3.799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top" draw:auto-grow-height="false" fo:min-height="2.33cm" fo:min-width="3.799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top" draw:auto-grow-height="false" fo:min-height="1.429cm" fo:min-width="3.799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5cm" fo:min-width="3.799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top" draw:auto-grow-height="false" fo:min-height="1.829cm" fo:min-width="3.799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top" draw:auto-grow-height="false" fo:min-height="1.729cm" fo:min-width="3.799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ajapinta</text:p>
      <text:p text:style-name="P2"/>
      <text:p text:style-name="P16"><text:span text:style-name="T2">Rajapinta (interface) </text:span><text:span text:style-name="T3">on tarkoitettu keinoksi taata, että halutut </text:span><text:span text:style-name="T4">metodit on toteutettu rajapintaa käyttävässä luokassa. </text:span><text:span text:style-name="T5">Esimerkiksi voisi olla vaikkapa robotin rajapinta, jossa on kaikki se mitä robotin pitää osata tehdä. Toisin sanoen kaikki ne metodit, mitkä pitää toteuttaa tätä rajapintaa käyttävissä luokissa. </text:span></text:p>
      <text:p text:style-name="P16"><text:span text:style-name="T5">R</text:span><text:span text:style-name="T8">ajapinta kertoo </text:span><text:span text:style-name="T9">siis</text:span><text:span text:style-name="T8">, mitkä ovat ne metodit ja ominaisuudet, joita käyttäen sovellusta tai ohjelmistokirjastoa käytetään. Rajapinta on siis todella tärkeä. Rajapinnassa olevien metodien ja ominaisuuksien avulla muut</text:span><text:span text:style-name="T10"> </text:span><text:span text:style-name="T8">käyttävät sovellutusta</text:span><text:span text:style-name="T11">si</text:span><text:span text:style-name="T8"> tai ohjelmistokirjastoa</text:span><text:span text:style-name="T11">si</text:span><text:span text:style-name="T8">. Rajapintaa siis ei kannata muuttaa esimerkiksi muuttamalla tai poistamalla rajapinnassa olevia metodeja tai ominaisuuksia. Lisää metodeja ja ominaisuuksia toki voi tehdä. </text:span><text:span text:style-name="T7">Seuraavassa tarkastelemme, miten rajapintoja voi tehdä sovellutuksiin. Sellainen pitää olla jokaisessa sovellutuksessa tai ohjelmistokirjastossa.</text:span></text:p>
      <text:p text:style-name="P16"><text:span text:style-name="T5">Alla ol</text:span><text:span text:style-name="T6">evassa kuvassa on rajapinta robotista, jossa on metodit puhu(), kävele(), käänny(). Androidi ja Kyborgi luokat puolestaan käyttävät tätä rajapintaa. Sen vuoksi niissä on oltava toteutukset (ohjelmakoodi) siitä, mitä nämä metodit tekevät. Interface:ssä eli rajapinnassa </text:span><text:span text:style-name="T12">itse toteutusta</text:span><text:span text:style-name="T6"> ei ole – </text:span><text:span text:style-name="T12">interface:ssa vain kerrotaan, mitä pitää toteuttaa</text:span><text:span text:style-name="T6">. </text:span><text:span text:style-name="T13">R</text:span><text:span text:style-name="T6">ajapintaa käyttävissä </text:span><text:span text:style-name="T14">eri </text:span><text:span text:style-name="T6">luokissa voi <text:s/>metodin toteutus olla erilainen. Androidi voisi siis kävellä eri tavalla kuin Kyborgi. </text:span><text:span text:style-name="T15">Myös puhumisen ja kääntymisen voisi toteuttaa erilailla Androidille ja Kyborgille. Mutta kaikki rajapinnassa oleva täytyy toteuttaa. </text:span><text:span text:style-name="T16">Tämä on rajapinnan idea.</text:span></text:p>
      <text:p text:style-name="P15"><draw:g text:anchor-type="paragraph" draw:z-index="0" draw:name="Shape1" draw:style-name="gr1"><draw:frame draw:style-name="gr2" draw:text-style-name="P19" svg:width="3.904cm" svg:height="0.74cm" svg:x="0.115cm" svg:y="11.37cm"><draw:text-box><text:p text:style-name="P18"><text:span text:style-name="T68">Kuva 1 Rajapinta.</text:span></text:p></draw:text-box></draw:frame><draw:custom-shape draw:style-name="gr3" draw:text-style-name="P20" svg:width="3.202cm" svg:height="4.481cm" svg:x="0.014cm" svg:y="3.29cm"><text:p/><draw:enhanced-geometry svg:viewBox="0 0 21600 21600" draw:type="rectangle" draw:enhanced-path="M 0 0 L 21600 0 21600 21600 0 21600 0 0 Z N"/></draw:custom-shape><draw:frame draw:style-name="gr4" draw:text-style-name="P21" svg:width="3.587cm" svg:height="0.74cm" svg:x="-0.185cm" svg:y="2.365cm"><draw:text-box><text:p text:style-name="P18"><text:span text:style-name="T69">robotin rajapinta</text:span></text:p></draw:text-box></draw:frame><draw:custom-shape draw:style-name="gr5" draw:text-style-name="P20" svg:width="2.1cm" svg:height="0.78cm" svg:x="0.515cm" svg:y="3.59cm"><text:p text:style-name="P22"><text:span text:style-name="T69">puhu()</text:span></text:p><draw:enhanced-geometry svg:viewBox="0 0 21600 21600" draw:type="rectangle" draw:enhanced-path="M 0 0 L 21600 0 21600 21600 0 21600 0 0 Z N"/></draw:custom-shape><draw:custom-shape draw:style-name="gr5" draw:text-style-name="P20" svg:width="2.1cm" svg:height="0.78cm" svg:x="0.515cm" svg:y="4.59cm"><text:p text:style-name="P22"><text:span text:style-name="T69">kävele()</text:span></text:p><draw:enhanced-geometry svg:viewBox="0 0 21600 21600" draw:type="rectangle" draw:enhanced-path="M 0 0 L 21600 0 21600 21600 0 21600 0 0 Z N"/></draw:custom-shape><draw:custom-shape draw:style-name="gr5" draw:text-style-name="P20" svg:width="2.1cm" svg:height="0.78cm" svg:x="0.515cm" svg:y="5.59cm"><text:p text:style-name="P22"><text:span text:style-name="T69">käänny()</text:span></text:p><draw:enhanced-geometry svg:viewBox="0 0 21600 21600" draw:type="rectangle" draw:enhanced-path="M 0 0 L 21600 0 21600 21600 0 21600 0 0 Z N"/></draw:custom-shape><draw:line draw:style-name="gr6" draw:text-style-name="P23" svg:x1="5.015cm" svg:y1="3.969cm" svg:x2="3.215cm" svg:y2="3.969cm"><text:p/></draw:line><draw:custom-shape draw:style-name="gr7" draw:text-style-name="P25" svg:width="4.301cm" svg:height="0.999cm" svg:x="5.015cm" svg:y="0.09cm"><text:p text:style-name="P24"><text:span text:style-name="T69">Androidi</text:span></text:p><draw:enhanced-geometry svg:viewBox="0 0 21600 21600" draw:type="rectangle" draw:enhanced-path="M 0 0 L 21600 0 21600 21600 0 21600 0 0 Z N"/></draw:custom-shape><draw:custom-shape draw:style-name="gr8" draw:text-style-name="P20" svg:width="4.301cm" svg:height="2.581cm" svg:x="5.015cm" svg:y="1.088cm"><text:p text:style-name="P22"><text:span text:style-name="T69">TunnusNumero</text:span></text:p><text:p text:style-name="P22"><text:span text:style-name="T69">Valmistaja</text:span><text:span text:style-name="T69"><text:line-break/></text:span><text:span text:style-name="T69">Malli</text:span><text:span text:style-name="T69"><text:line-break/></text:span><text:span text:style-name="T69">Versio</text:span></text:p><draw:enhanced-geometry svg:viewBox="0 0 21600 21600" draw:type="rectangle" draw:enhanced-path="M 0 0 L 21600 0 21600 21600 0 21600 0 0 Z N"/></draw:custom-shape><draw:custom-shape draw:style-name="gr9" draw:text-style-name="P20" svg:width="4.301cm" svg:height="1.68cm" svg:x="5.015cm" svg:y="3.69cm"><text:p text:style-name="P22"><text:span text:style-name="T69">puhu()</text:span><text:span text:style-name="T69"><text:line-break/></text:span><text:span text:style-name="T69">kävele()</text:span></text:p><text:p text:style-name="P22"><text:span text:style-name="T69">käänny()</text:span></text:p><draw:enhanced-geometry svg:viewBox="0 0 21600 21600" draw:type="rectangle" draw:enhanced-path="M 0 0 L 21600 0 21600 21600 0 21600 0 0 Z N"/></draw:custom-shape><draw:custom-shape draw:style-name="gr10" draw:text-style-name="P25" svg:width="4.301cm" svg:height="1.001cm" svg:x="5.015cm" svg:y="6.089cm"><text:p text:style-name="P24"><text:span text:style-name="T69">Kyborgi</text:span></text:p><draw:enhanced-geometry svg:viewBox="0 0 21600 21600" draw:type="rectangle" draw:enhanced-path="M 0 0 L 21600 0 21600 21600 0 21600 0 0 Z N"/></draw:custom-shape><draw:custom-shape draw:style-name="gr11" draw:text-style-name="P20" svg:width="4.301cm" svg:height="2.08cm" svg:x="5.015cm" svg:y="7.089cm"><text:p text:style-name="P22"><text:span text:style-name="T69">Nimi</text:span></text:p><text:p text:style-name="P22"><text:span text:style-name="T69">ValmistusPvm</text:span></text:p><text:p text:style-name="P22"><text:span text:style-name="T69">Valmistaja</text:span><text:span text:style-name="T69"><text:line-break/></text:span><text:span text:style-name="T69">Malli</text:span></text:p><draw:enhanced-geometry svg:viewBox="0 0 21600 21600" draw:type="rectangle" draw:enhanced-path="M 0 0 L 21600 0 21600 21600 0 21600 0 0 Z N"/></draw:custom-shape><draw:custom-shape draw:style-name="gr12" draw:text-style-name="P20" svg:width="4.301cm" svg:height="1.98cm" svg:x="5.015cm" svg:y="9.19cm"><text:p text:style-name="P22"><text:span text:style-name="T69">puhu()</text:span><text:span text:style-name="T69"><text:line-break/></text:span><text:span text:style-name="T69">kävele()</text:span></text:p><text:p text:style-name="P22"><text:span text:style-name="T69">käänny()</text:span></text:p><text:p text:style-name="P22"><text:span text:style-name="T69">istu()</text:span></text:p><draw:enhanced-geometry svg:viewBox="0 0 21600 21600" draw:type="rectangle" draw:enhanced-path="M 0 0 L 21600 0 21600 21600 0 21600 0 0 Z N"/></draw:custom-shape><draw:line draw:style-name="gr6" draw:text-style-name="P23" svg:x1="5.016cm" svg:y1="6.769cm" svg:x2="3.216cm" svg:y2="6.769cm"><text:p/></draw:line></draw:g><text:soft-page-break/></text:p>
      <text:p text:style-name="P11"><text:span text:style-name="T17">Yllä olevassa kuvassa on käytetty UML luokkakaaviota rajapinna</text:span><text:span text:style-name="T18">n</text:span><text:span text:style-name="T17"> esittämiseen. </text:span><text:span text:style-name="T18">Kuvassa 1 on esitetty myös, mitkä luokat käyttävät rajapintaa.</text:span><text:span text:style-name="T4"><text:line-break/><text:line-break/>O</text:span><text:span text:style-name="T1">hjelmakoodina yllä oleva kuva näyttäisi seuraavanlaiselta. </text:span><text:span text:style-name="T19">Huomaa, miten rajapinnan nimessä on käytetty isoa I -kirjainta, kertomaan rajapinta (IRobotti). </text:span><text:span text:style-name="T20">Rajapinnat kannattaa nimetä tällä tavalla.</text:span></text:p>
      <text:p text:style-name="P4">public interface I<text:span text:style-name="T46">Robotti</text:span> {</text:p>
      <text:p text:style-name="P4"><text:tab/>public String puhu();<text:line-break/><text:tab/>public void kavele(<text:span text:style-name="T44">Kohdepiste </text:span><text:span text:style-name="T45">kordinaatti</text:span>);<text:line-break/> <text:tab/><text:span text:style-name="T45">public void kaanny(Astetta numero);</text:span></text:p>
      <text:p text:style-name="P4">}</text:p>
      <text:p text:style-name="P4"/>
      <text:p text:style-name="P7"><text:line-break/></text:p>
      <text:p text:style-name="P17"><text:span text:style-name="T32">p</text:span><text:span text:style-name="T33">ublic class Androidi </text:span><text:span text:style-name="T30">implements</text:span><text:span text:style-name="T33"> IRobotti {<text:line-break/> <text:tab/>private int t</text:span><text:span text:style-name="T49">unnusNumero;<text:line-break/><text:tab/>private String valmistaja;<text:line-break/> <text:tab/>private String malli;<text:line-break/> <text:tab/></text:span><text:span text:style-name="T50">private String v</text:span><text:span text:style-name="T49">ersio;</text:span></text:p>
      <text:p text:style-name="P6"><text:s/><text:tab/><text:span text:style-name="T43">public String puhu() </text:span><text:span text:style-name="T52">{<text:line-break/><text:tab/><text:tab/></text:span><text:span text:style-name="T53">return ”Hei, mitä kuuluu?”;</text:span><text:span text:style-name="T52"><text:line-break/><text:tab/>}</text:span><text:span text:style-name="T43"><text:line-break/><text:tab/>public void kavele(</text:span><text:span text:style-name="T44">Kohdepiste </text:span><text:span text:style-name="T45">ko</text:span><text:span text:style-name="T63">o</text:span><text:span text:style-name="T45">rdinaatti</text:span><text:span text:style-name="T43">) </text:span><text:span text:style-name="T52">{<text:line-break/> <text:tab/><text:tab/>// </text:span><text:span text:style-name="T53">koodia, jolla voidaan kävellä...</text:span><text:span text:style-name="T52"><text:line-break/> <text:tab/>}</text:span><text:span text:style-name="T43"><text:line-break/> <text:tab/></text:span><text:span text:style-name="T45">public void kaanny(Astetta numero) </text:span><text:span text:style-name="T52">{<text:line-break/> <text:tab/><text:tab/>// </text:span><text:span text:style-name="T53">koodia, jolla voidaan kääntyä….</text:span><text:span text:style-name="T52"><text:line-break/> <text:tab/>}</text:span></text:p>
      <text:p text:style-name="P6">}</text:p>
      <text:p text:style-name="P14"><text:s/></text:p>
      <text:p text:style-name="P13">Jos puolestaan rajapinnan eli interface:n kaikkia metodeja ei halutakaan toteuttaa rajapintaa käyttävässä luokassa, on nämä metodit merkittävä <text:span text:style-name="T65">abstract</text:span>:eiksi interface:ssä. <text:span text:style-name="T64">On siis tosiaankin olemassa keino välttää toteuttamasta rajapinnan kaikkia metodeja sitä käyttävässä sovellutuksessa. Alla olevassa esimerkkikoodissa esitetään, miten se onnistuu:</text:span><text:line-break/><text:line-break/><text:span text:style-name="T21">public interface IPeto{</text:span></text:p>
      <text:p text:style-name="P9"><text:span text:style-name="T55"><text:tab/>public </text:span><text:span text:style-name="T56">abstract </text:span><text:span text:style-name="T55">String </text:span><text:span text:style-name="T56">miau</text:span><text:span text:style-name="T55">();<text:line-break/><text:tab/>public </text:span><text:span text:style-name="T56">abstract </text:span><text:span text:style-name="T55">void </text:span><text:span text:style-name="T21">tassuttele</text:span><text:span text:style-name="T55">(</text:span><text:span text:style-name="T57">Kohdepiste </text:span><text:span text:style-name="T58">ko</text:span><text:span text:style-name="T62">o</text:span><text:span text:style-name="T58">rdinaatti</text:span><text:span text:style-name="T55">);<text:line-break/> <text:tab/></text:span><text:span text:style-name="T58">public </text:span><text:span text:style-name="T56">abstract </text:span><text:span text:style-name="T58">void </text:span><text:span text:style-name="T21">hyokkaa</text:span><text:span text:style-name="T58">(</text:span><text:span text:style-name="T22">K</text:span><text:span text:style-name="T23">ohde elain</text:span><text:span text:style-name="T58">);</text:span></text:p>
      <text:p text:style-name="P9"><text:span text:style-name="T58"><text:tab/></text:span><text:span text:style-name="T59">public </text:span><text:span text:style-name="T61">abstract </text:span><text:span text:style-name="T59">void syo(</text:span><text:span text:style-name="T60">Kohde ruoka</text:span><text:span text:style-name="T59">);</text:span></text:p>
      <text:p text:style-name="P5">}</text:p>
      <text:p text:style-name="P5"/>
      <text:p text:style-name="P8"><text:span text:style-name="T32">p</text:span><text:span text:style-name="T33">ublic class </text:span><text:span text:style-name="T21">Kissa</text:span><text:span text:style-name="T33"> </text:span><text:span text:style-name="T29">implements</text:span><text:span text:style-name="T33"> I</text:span><text:span text:style-name="T34">Peto</text:span><text:span text:style-name="T33"> {<text:line-break/> <text:tab/>private </text:span><text:span text:style-name="T27">String</text:span><text:span text:style-name="T33"> </text:span><text:span text:style-name="T27">nimi</text:span><text:span text:style-name="T49">;<text:line-break/><text:tab/>private String </text:span><text:span text:style-name="T51">rotu</text:span><text:span text:style-name="T49">;<text:line-break/> <text:tab/>private </text:span><text:span text:style-name="T51">Date</text:span><text:span text:style-name="T49"> </text:span><text:span text:style-name="T51">syntymaAika</text:span><text:span text:style-name="T49">;<text:line-break/> <text:tab/></text:span></text:p>
      <text:p text:style-name="P8"><text:span text:style-name="T31"><text:s/><text:tab/></text:span><text:span text:style-name="T35">public String </text:span><text:span text:style-name="T24">miau</text:span><text:span text:style-name="T35">() </text:span><text:span text:style-name="T36">{<text:line-break/><text:tab/><text:tab/></text:span><text:span text:style-name="T37">return ”</text:span><text:span text:style-name="T24">Miauu...</text:span><text:span text:style-name="T37">”;</text:span><text:span text:style-name="T36"><text:line-break/><text:tab/>}</text:span><text:span text:style-name="T35"><text:line-break/><text:tab/>public void </text:span><text:span text:style-name="T25">tass</text:span><text:span text:style-name="T28">u</text:span><text:span text:style-name="T25">ttele</text:span><text:span text:style-name="T35">(</text:span><text:span text:style-name="T38">Kohdepiste </text:span><text:span text:style-name="T39">ko</text:span><text:span text:style-name="T40">o</text:span><text:span text:style-name="T39">rdinaatti</text:span><text:span text:style-name="T35">) </text:span><text:span text:style-name="T36">{<text:line-break/> <text:tab/><text:tab/>// </text:span><text:span text:style-name="T37">koodia, jolla voidaan </text:span><text:span text:style-name="T26">tassutella</text:span><text:span text:style-name="T37">...</text:span><text:span text:style-name="T36"><text:line-break/> <text:tab/>}</text:span><text:span text:style-name="T35"><text:line-break/> <text:tab/></text:span><text:span text:style-name="T39">public void </text:span><text:span text:style-name="T23">hyokkaa</text:span><text:span text:style-name="T39">(</text:span><text:span text:style-name="T23">Kohde elain</text:span><text:span text:style-name="T39">) </text:span><text:span text:style-name="T36">{<text:line-break/> <text:tab/><text:tab/>// </text:span><text:span text:style-name="T37">koodia, jolla voidaan </text:span><text:span text:style-name="T26">hyökätä</text:span><text:span text:style-name="T37">….</text:span><text:span text:style-name="T36"><text:line-break/> <text:tab/>}</text:span></text:p>
      <text:p text:style-name="P12">}</text:p>
      <text:p text:style-name="Code"/>
      <text:p text:style-name="P10">IPeto nimistä rajapintaa käyttävään Kissa -luokkaan ei siis tarvitsekaan tehdä kaikkia rajapinnassa olevia metodeja. Huomaa, miten siitä puuttuu <text:span text:style-name="T65">syo</text:span> -metod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11cm" draw:rotation="0"/>
    <draw:fill-image draw:name="Bitmap_20_1" draw:display-name="Bitmap 1" xlink:href="Pictures/1000000000000020000000204B249CA79A42C6D7.png" xlink:type="simple" xlink:show="embed" xlink:actuate="onLoad"/>
    <draw:marker draw:name="Arrow" svg:viewBox="0 0 20 30" svg:d="M10 0l-10 30h20z"/>
    <draw:marker draw:name="Small_20_Arrow" draw:display-name="Small Arrow" svg:viewBox="0 0 1321 3493" svg:d="M1321 3493h-1321l661-3493z"/>
    <draw:marker draw:name="Triangle_20_unfilled" draw:display-name="Triangle unfilled" svg:viewBox="0 0 3000 3000" svg:d="M1500 0l1500 3000h-3000zM1500 447l-1176 2353h2353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i" fo:country="FI"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text-properties style:font-name="Liberation Sans" fo:font-family="'Liberation Sans'" style:font-family-generic="swiss" style:font-pitch="variable" fo:font-size="28pt" fo:font-weight="bold" officeooo:rsid="0027e7f7" style:font-name-asian="Microsoft YaHei" style:font-family-asian="'Microsoft YaHei'" style:font-family-generic-asian="system" style:font-pitch-asian="variable" style:font-size-asian="28pt" style:font-weight-asian="bold" style:font-name-complex="Arial1" style:font-family-complex="Arial" style:font-family-generic-complex="system" style:font-pitch-complex="variable"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15%"/>
      <style:text-properties style:font-name="Calibri" fo:font-family="Calibri" style:font-family-generic="swiss" style:font-pitch="variable" officeooo:rsid="0007b549"/>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style style:name="Ohjelma_20_koodi" style:display-name="Ohjelma koodi" style:family="paragraph" style:parent-style-name="Code"/>
    <style:style style:name="Tekstiä" style:family="paragraph" style:parent-style-name="Text_20_body">
      <style:text-properties officeooo:rsid="000cce52"/>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uvateksti" style:family="paragraph" style:parent-style-name="Tekstiä">
      <style:text-properties officeooo:rsid="0019d156"/>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Osikko_20_1" style:display-name="Osikko 1" style:family="paragraph" style:parent-style-name="Heading_20_1" style:default-outline-level="" style:list-style-nam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libri" officeooo:rsid="00052df4" officeooo:paragraph-rsid="00052df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aaga-Helia amk<text:tab/><text:tab/><text:page-number text:select-page="current">1</text:page-number>/<text:page-count>3</text:page-count></text:p>
        <text:p text:style-name="MP1">Sauli Isonikkilä</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auli Isonikkilä </meta:initial-creator>
    <meta:creation-date>2021-03-19T17:00:23.354000000</meta:creation-date>
    <meta:generator>LibreOffice/6.4.7.2$Windows_X86_64 LibreOffice_project/639b8ac485750d5696d7590a72ef1b496725cfb5</meta:generator>
    <dc:date>2023-10-10T10:03:12.549000000</dc:date>
    <dc:creator>Sauli Isonikkilä </dc:creator>
    <meta:editing-duration>PT8H10M25S</meta:editing-duration>
    <meta:editing-cycles>193</meta:editing-cycles>
    <meta:document-statistic meta:table-count="0" meta:image-count="0" meta:object-count="0" meta:page-count="3" meta:paragraph-count="23" meta:word-count="429" meta:character-count="3483" meta:non-whitespace-character-count="3007"/>
  </office:meta>
</office:document-meta>
</file>